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" svg:font-family="Times"/>
    <style:font-face style:name="Lucida Grande" svg:font-family="'Lucida Grande'" style:font-family-generic="swiss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érequis_20_et_20_objectifs">
      <style:paragraph-properties fo:margin-left="0.499cm" fo:margin-right="0cm" fo:text-indent="0cm" style:auto-text-indent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/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Lucida Grande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>
        <text:changed-region xml:id="ct488246448" text:id="ct488246448">
          <text:insertion>
            <office:change-info>
              <dc:creator>D B</dc:creator>
              <dc:date>2011-10-11T11:02:00</dc:date>
            </office:change-info>
          </text:insertion>
        </text:changed-region>
        <text:changed-region xml:id="ct487848864" text:id="ct487848864">
          <text:insertion>
            <office:change-info>
              <dc:creator>D B</dc:creator>
              <dc:date>2011-10-11T11:02:00</dc:date>
            </office:change-info>
          </text:insertion>
        </text:changed-region>
        <text:changed-region xml:id="ct488014272" text:id="ct488014272">
          <text:deletion>
            <office:change-info>
              <dc:creator>D B</dc:creator>
              <dc:date>2011-10-11T11:02:00</dc:date>
            </office:change-info>
            <text:p text:style-name="Text_20_body">s</text:p>
          </text:deletion>
        </text:changed-region>
        <text:changed-region xml:id="ct488259968" text:id="ct488259968">
          <text:insertion>
            <office:change-info>
              <dc:creator>D B</dc:creator>
              <dc:date>2011-10-11T11:03:00</dc:date>
            </office:change-info>
          </text:insertion>
        </text:changed-region>
        <text:changed-region xml:id="ct488283264" text:id="ct488283264">
          <text:deletion>
            <office:change-info>
              <dc:creator>D B</dc:creator>
              <dc:date>2011-10-11T11:03:00</dc:date>
            </office:change-info>
            <text:h text:style-name="Heading_20_2" text:outline-level="2">a</text:h>
          </text:deletion>
        </text:changed-region>
        <text:changed-region xml:id="ct488162704" text:id="ct488162704">
          <text:deletion>
            <office:change-info>
              <dc:creator>D B</dc:creator>
              <dc:date>2011-10-11T11:03:00</dc:date>
            </office:change-info>
            <text:p text:style-name="Text_20_body">sont</text:p>
          </text:deletion>
        </text:changed-region>
        <text:changed-region xml:id="ct476478448" text:id="ct476478448">
          <text:insertion>
            <office:change-info>
              <dc:creator>D B</dc:creator>
              <dc:date>2011-10-11T11:03:00</dc:date>
            </office:change-info>
          </text:insertion>
        </text:changed-region>
        <text:changed-region xml:id="ct488221792" text:id="ct488221792">
          <text:insertion>
            <office:change-info>
              <dc:creator>D B</dc:creator>
              <dc:date>2011-10-11T11:03:00</dc:date>
            </office:change-info>
          </text:insertion>
        </text:changed-region>
        <text:changed-region xml:id="ct494440128" text:id="ct494440128">
          <text:deletion>
            <office:change-info>
              <dc:creator>D B</dc:creator>
              <dc:date>2011-10-11T11:03:00</dc:date>
            </office:change-info>
            <text:p text:style-name="Text_20_body">es</text:p>
          </text:deletion>
        </text:changed-region>
        <text:changed-region xml:id="ct488232112" text:id="ct488232112">
          <text:insertion>
            <office:change-info>
              <dc:creator>D B</dc:creator>
              <dc:date>2011-10-11T11:03:00</dc:date>
            </office:change-info>
          </text:insertion>
        </text:changed-region>
        <text:changed-region xml:id="ct488470720" text:id="ct488470720">
          <text:insertion>
            <office:change-info>
              <dc:creator>D B</dc:creator>
              <dc:date>2011-10-11T11:03:00</dc:date>
            </office:change-info>
          </text:insertion>
        </text:changed-region>
        <text:changed-region xml:id="ct488515280" text:id="ct488515280">
          <text:insertion>
            <office:change-info>
              <dc:creator>D B</dc:creator>
              <dc:date>2011-10-11T11:05:00</dc:date>
            </office:change-info>
          </text:insertion>
        </text:changed-region>
        <text:changed-region xml:id="ct476465824" text:id="ct476465824">
          <text:insertion>
            <office:change-info>
              <dc:creator>D B</dc:creator>
              <dc:date>2011-10-11T11:05:00</dc:date>
            </office:change-info>
          </text:insertion>
        </text:changed-region>
        <text:changed-region xml:id="ct488564064" text:id="ct488564064">
          <text:deletion>
            <office:change-info>
              <dc:creator>D B</dc:creator>
              <dc:date>2011-10-11T11:05:00</dc:date>
            </office:change-info>
            <text:p text:style-name="Text_20_body">pas mal </text:p>
          </text:deletion>
        </text:changed-region>
        <text:changed-region xml:id="ct488340336" text:id="ct488340336">
          <text:insertion>
            <office:change-info>
              <dc:creator>D B</dc:creator>
              <dc:date>2011-10-11T11:05:00</dc:date>
            </office:change-info>
          </text:insertion>
        </text:changed-region>
        <text:changed-region xml:id="ct488241216" text:id="ct488241216">
          <text:insertion>
            <office:change-info>
              <dc:creator>D B</dc:creator>
              <dc:date>2011-10-11T11:05:00</dc:date>
            </office:change-info>
          </text:insertion>
        </text:changed-region>
        <text:changed-region xml:id="ct476407792" text:id="ct476407792">
          <text:insertion>
            <office:change-info>
              <dc:creator>D B</dc:creator>
              <dc:date>2011-10-11T11:05:00</dc:date>
            </office:change-info>
          </text:insertion>
        </text:changed-region>
        <text:changed-region xml:id="ct488217936" text:id="ct488217936">
          <text:insertion>
            <office:change-info>
              <dc:creator>D B</dc:creator>
              <dc:date>2011-10-11T11:06:00</dc:date>
            </office:change-info>
          </text:insertion>
        </text:changed-region>
        <text:changed-region xml:id="ct488393728" text:id="ct488393728">
          <text:deletion>
            <office:change-info>
              <dc:creator>D B</dc:creator>
              <dc:date>2011-10-11T11:06:00</dc:date>
            </office:change-info>
            <text:p text:style-name="Code_20_snippet"><text:span text:style-name="comment0_5f_python">d'éxécution</text:span></text:p>
          </text:deletion>
        </text:changed-region>
        <text:changed-region xml:id="ct512601632" text:id="ct512601632">
          <text:insertion>
            <office:change-info>
              <dc:creator>D B</dc:creator>
              <dc:date>2011-10-11T11:06:00</dc:date>
            </office:change-info>
          </text:insertion>
        </text:changed-region>
        <text:changed-region xml:id="ct512707248" text:id="ct512707248">
          <text:deletion>
            <office:change-info>
              <dc:creator>D B</dc:creator>
              <dc:date>2011-10-11T11:06:00</dc:date>
            </office:change-info>
            <text:p text:style-name="Code_20_snippet"><text:span text:style-name="string_5f_python"><text:s/></text:span></text:p>
          </text:deletion>
        </text:changed-region>
        <text:changed-region xml:id="ct488245968" text:id="ct488245968">
          <text:insertion>
            <office:change-info>
              <dc:creator>D B</dc:creator>
              <dc:date>2011-10-11T11:06:00</dc:date>
            </office:change-info>
          </text:insertion>
        </text:changed-region>
        <text:changed-region xml:id="ct476356848" text:id="ct476356848">
          <text:deletion>
            <office:change-info>
              <dc:creator>D B</dc:creator>
              <dc:date>2011-10-11T11:06:00</dc:date>
            </office:change-info>
            <text:p text:style-name="Code_20_snippet"><text:span text:style-name="string_5f_python"><text:s/></text:span></text:p>
          </text:deletion>
        </text:changed-region>
        <text:changed-region xml:id="ct512648784" text:id="ct512648784">
          <text:insertion>
            <office:change-info>
              <dc:creator>D B</dc:creator>
              <dc:date>2011-10-11T11:07:00</dc:date>
            </office:change-info>
          </text:insertion>
        </text:changed-region>
        <text:changed-region xml:id="ct488394928" text:id="ct488394928">
          <text:insertion>
            <office:change-info>
              <dc:creator>D B</dc:creator>
              <dc:date>2011-10-11T11:07:00</dc:date>
            </office:change-info>
          </text:insertion>
        </text:changed-region>
        <text:changed-region xml:id="ct512734304" text:id="ct512734304">
          <text:insertion>
            <office:change-info>
              <dc:creator>D B</dc:creator>
              <dc:date>2011-10-11T11:07:00</dc:date>
            </office:change-info>
          </text:insertion>
        </text:changed-region>
        <text:changed-region xml:id="ct512708592" text:id="ct512708592">
          <text:deletion>
            <office:change-info>
              <dc:creator>D B</dc:creator>
              <dc:date>2011-10-11T11:07:00</dc:date>
            </office:change-info>
            <text:p text:style-name="Code_20_snippet"><text:span text:style-name="string_5f_python">Choississez</text:span></text:p>
          </text:deletion>
        </text:changed-region>
        <text:changed-region xml:id="ct534902880" text:id="ct534902880">
          <text:insertion>
            <office:change-info>
              <dc:creator>D B</dc:creator>
              <dc:date>2011-10-11T11:07:00</dc:date>
            </office:change-info>
          </text:insertion>
        </text:changed-region>
        <text:changed-region xml:id="ct512643072" text:id="ct512643072">
          <text:deletion>
            <office:change-info>
              <dc:creator>D B</dc:creator>
              <dc:date>2011-10-11T11:07:00</dc:date>
            </office:change-info>
            <text:p text:style-name="Code_20_snippet"><text:span text:style-name="comment0_5f_python">formattage</text:span></text:p>
          </text:deletion>
        </text:changed-region>
        <text:changed-region xml:id="ct476133280" text:id="ct476133280">
          <text:deletion>
            <office:change-info>
              <dc:creator>D B</dc:creator>
              <dc:date>2011-10-11T11:08:00</dc:date>
            </office:change-info>
            <text:p text:style-name="Text_20_body">WEB</text:p>
          </text:deletion>
        </text:changed-region>
        <text:changed-region xml:id="ct476467072" text:id="ct476467072">
          <text:insertion>
            <office:change-info>
              <dc:creator>D B</dc:creator>
              <dc:date>2011-10-11T11:08:00</dc:date>
            </office:change-info>
          </text:insertion>
        </text:changed-region>
        <text:changed-region xml:id="ct488238288" text:id="ct488238288">
          <text:deletion>
            <office:change-info>
              <dc:creator>D B</dc:creator>
              <dc:date>2011-10-11T11:08:00</dc:date>
            </office:change-info>
            <text:p text:style-name="Text_20_body">trafique</text:p>
          </text:deletion>
        </text:changed-region>
        <text:changed-region xml:id="ct512579040" text:id="ct512579040">
          <text:insertion>
            <office:change-info>
              <dc:creator>D B</dc:creator>
              <dc:date>2011-10-11T11:08:00</dc:date>
            </office:change-info>
          </text:insertion>
        </text:changed-region>
        <text:changed-region xml:id="ct512724912" text:id="ct512724912">
          <text:deletion>
            <office:change-info>
              <dc:creator>D B</dc:creator>
              <dc:date>2011-10-11T11:08:00</dc:date>
            </office:change-info>
            <text:p text:style-name="Code_20_snippet"><text:span text:style-name="string_5f_python">s</text:span></text:p>
          </text:deletion>
        </text:changed-region>
        <text:changed-region xml:id="ct512679248" text:id="ct512679248">
          <text:insertion>
            <office:change-info>
              <dc:creator>D B</dc:creator>
              <dc:date>2011-10-11T11:08:00</dc:date>
            </office:change-info>
          </text:insertion>
        </text:changed-region>
        <text:changed-region xml:id="ct512677344" text:id="ct512677344">
          <text:deletion>
            <office:change-info>
              <dc:creator>D B</dc:creator>
              <dc:date>2011-10-11T11:08:00</dc:date>
            </office:change-info>
            <text:p text:style-name="Code_20_snippet"><text:span text:style-name="comment0_5f_python">optionel</text:span></text:p>
          </text:deletion>
        </text:changed-region>
        <text:changed-region xml:id="ct512644528" text:id="ct512644528">
          <text:insertion>
            <office:change-info>
              <dc:creator>D B</dc:creator>
              <dc:date>2011-10-11T11:09:00</dc:date>
            </office:change-info>
          </text:insertion>
        </text:changed-region>
        <text:changed-region xml:id="ct512604464" text:id="ct512604464">
          <text:deletion>
            <office:change-info>
              <dc:creator>D B</dc:creator>
              <dc:date>2011-10-11T11:10:00</dc:date>
            </office:change-info>
            <text:p text:style-name="Text_20_body">ça</text:p>
          </text:deletion>
        </text:changed-region>
        <text:changed-region xml:id="ct488051040" text:id="ct488051040">
          <text:insertion>
            <office:change-info>
              <dc:creator>D B</dc:creator>
              <dc:date>2011-10-11T11:10:00</dc:date>
            </office:change-info>
          </text:insertion>
        </text:changed-region>
        <text:changed-region xml:id="ct488695280" text:id="ct488695280">
          <text:deletion>
            <office:change-info>
              <dc:creator>D B</dc:creator>
              <dc:date>2011-10-11T11:10:00</dc:date>
            </office:change-info>
            <text:p text:style-name="Code_20_snippet"><text:span text:style-name="comment0_5f_python"><text:s/></text:span></text:p>
          </text:deletion>
        </text:changed-region>
        <text:changed-region xml:id="ct534905424" text:id="ct534905424">
          <text:deletion>
            <office:change-info>
              <dc:creator>D B</dc:creator>
              <dc:date>2011-10-11T11:10:00</dc:date>
            </office:change-info>
            <text:p text:style-name="Code_20_snippet"><text:span text:style-name="comment0_5f_python"><text:s/></text:span></text:p>
          </text:deletion>
        </text:changed-region>
        <text:changed-region xml:id="ct488280880" text:id="ct488280880">
          <text:deletion>
            <office:change-info>
              <dc:creator>D B</dc:creator>
              <dc:date>2011-10-11T11:10:00</dc:date>
            </office:change-info>
            <text:p text:style-name="Code_20_snippet"><text:span text:style-name="comment0_5f_python"><text:s/></text:span></text:p>
          </text:deletion>
        </text:changed-region>
        <text:changed-region xml:id="ct494440848" text:id="ct494440848">
          <text:insertion>
            <office:change-info>
              <dc:creator>D B</dc:creator>
              <dc:date>2011-10-11T11:10:00</dc:date>
            </office:change-info>
          </text:insertion>
        </text:changed-region>
        <text:changed-region xml:id="ct488331488" text:id="ct488331488">
          <text:deletion>
            <office:change-info>
              <dc:creator>D B</dc:creator>
              <dc:date>2011-10-11T11:10:00</dc:date>
            </office:change-info>
            <text:p text:style-name="Code_20_snippet"><text:span text:style-name="comment0_5f_python">s </text:span></text:p>
          </text:deletion>
        </text:changed-region>
        <text:changed-region xml:id="ct494305840" text:id="ct494305840">
          <text:deletion>
            <office:change-info>
              <dc:creator>D B</dc:creator>
              <dc:date>2011-10-11T11:11:00</dc:date>
            </office:change-info>
            <text:p text:style-name="Code_20_snippet"><text:span text:style-name="comment0_5f_python"><text:s/></text:span></text:p>
          </text:deletion>
        </text:changed-region>
        <text:changed-region xml:id="ct512563200" text:id="ct512563200">
          <text:deletion>
            <office:change-info>
              <dc:creator>D B</dc:creator>
              <dc:date>2011-10-11T11:11:00</dc:date>
            </office:change-info>
            <text:p text:style-name="Code_20_snippet"><text:span text:style-name="comment0_5f_python">sous</text:span></text:p>
          </text:deletion>
        </text:changed-region>
        <text:changed-region xml:id="ct534990400" text:id="ct534990400">
          <text:insertion>
            <office:change-info>
              <dc:creator>D B</dc:creator>
              <dc:date>2011-10-11T11:11:00</dc:date>
            </office:change-info>
          </text:insertion>
        </text:changed-region>
        <text:changed-region xml:id="ct512677760" text:id="ct512677760">
          <text:insertion>
            <office:change-info>
              <dc:creator>D B</dc:creator>
              <dc:date>2011-10-11T11:11:00</dc:date>
            </office:change-info>
          </text:insertion>
        </text:changed-region>
        <text:changed-region xml:id="ct534889536" text:id="ct534889536">
          <text:deletion>
            <office:change-info>
              <dc:creator>D B</dc:creator>
              <dc:date>2011-10-11T11:11:00</dc:date>
            </office:change-info>
            <text:p text:style-name="Code_20_snippet"><text:span text:style-name="comment0_5f_python">verifie</text:span></text:p>
          </text:deletion>
        </text:changed-region>
        <text:changed-region xml:id="ct512608320" text:id="ct512608320">
          <text:insertion>
            <office:change-info>
              <dc:creator>D B</dc:creator>
              <dc:date>2011-10-11T11:11:00</dc:date>
            </office:change-info>
          </text:insertion>
        </text:changed-region>
        <text:changed-region xml:id="ct512654448" text:id="ct512654448">
          <text:deletion>
            <office:change-info>
              <dc:creator>D B</dc:creator>
              <dc:date>2011-10-11T11:11:00</dc:date>
            </office:change-info>
            <text:p text:style-name="Code_20_snippet"><text:span text:style-name="comment0_5f_python">chaine</text:span></text:p>
          </text:deletion>
        </text:changed-region>
        <text:changed-region xml:id="ct494810720" text:id="ct494810720">
          <text:deletion>
            <office:change-info>
              <dc:creator>D B</dc:creator>
              <dc:date>2011-10-11T11:11:00</dc:date>
            </office:change-info>
            <text:p text:style-name="Code_20_snippet"><text:span text:style-name="string_5f_python">on</text:span></text:p>
          </text:deletion>
        </text:changed-region>
        <text:changed-region xml:id="ct512622960" text:id="ct512622960">
          <text:insertion>
            <office:change-info>
              <dc:creator>D B</dc:creator>
              <dc:date>2011-10-11T11:11:00</dc:date>
            </office:change-info>
          </text:insertion>
        </text:changed-region>
        <text:changed-region xml:id="ct488567952" text:id="ct488567952">
          <text:insertion>
            <office:change-info>
              <dc:creator>D B</dc:creator>
              <dc:date>2011-10-11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1. Python, vu du ciel</text:h>
      <text:p text:style-name="Prérequis_20_et_20_objectifs"><text:span text:style-name="T2">Prérequis </text:span>:</text:p>
      <text:p text:style-name="Prérequis_20_et_20_objectifs"/>
      <text:p text:style-name="Prérequis_20_et_20_objectifs">- Être pressé, bidouilleur ou pas d'humeur à lire tout le livre.</text:p>
      <text:p text:style-name="Prérequis_20_et_20_objectifs"/>
      <text:p text:style-name="Prérequis_20_et_20_objectifs"><text:span text:style-name="T2">Objectifs </text:span>: </text:p>
      <text:p text:style-name="Prérequis_20_et_20_objectifs"/>
      <text:p text:style-name="P1"><text:s/>- Survoler Python en quelques snippets.</text:p>
      <text:p text:style-name="P1"><text:s/>- Résumer certaines grandes notions du livre, par le code.</text:p>
      <text:p text:style-name="Text_20_body">Parfois quelques exemples concrets permettent de commencer plus vite et de se motiver. </text:p>
      <text:p text:style-name="Text_20_body">Voici une série de morceaux de codes très commentés, non optimisés et manquant d'élégance<text:change-start text:change-id="ct488246448"/>,<text:change-end text:change-id="ct488246448"/> mais qui vous permettron<text:change-start text:change-id="ct487848864"/>t<text:change-end text:change-id="ct487848864"/><text:change text:change-id="ct488014272"/> de bricoler si vous êtes du genre impatient et que vous avez déjà fait quelques essais vous-même.</text:p>
      <text:p text:style-name="Text_20_body"><text:span text:style-name="T2">Vous pouvez sauter ce chapitre</text:span> si vous aimez commencer par une explication claire et complète, vous ne perdrez rien. </text:p>
      <text:h text:style-name="Heading_20_2" text:outline-level="2">Demander le nom et l'<text:change-start text:change-id="ct488259968"/>â<text:change-end text:change-id="ct488259968"/><text:change text:change-id="ct488283264"/>ge d'un utilisateur puis l'afficher</text:h>
      <text:p text:style-name="Text_20_body">Il n'y a rien de vraiment compliqué ou mystérieux dans cet exemple, mais si vous avez la moindre question, vous trouverez la réponse dans les <text:span text:style-name="T2">chapitres 3 et 4</text:span>, où <text:change text:change-id="ct488162704"/><text:change-start text:change-id="ct476478448"/>est<text:change-end text:change-id="ct476478448"/> détaillé<text:change-start text:change-id="ct488221792"/> <text:change-end text:change-id="ct488221792"/><text:change text:change-id="ct494440128"/><text:s/>l'usage des variables et des types de base. </text:p>
      <text:p text:style-name="Text_20_body">Comme on peut difficilement faire un script composé uniquement d'assignations, il vous permettra d'avoir un avant goût des opérations logiques que nous verrons en <text:span text:style-name="T2">chapitre 5</text:span>.</text:p>
      <text:p text:style-name="Text_20_body"><text:change-start text:change-id="ct488232112"/><office:annotation><dc:creator>D B</dc:creator><dc:date>2011-10-11T11:03:47</dc:date><text:p text:style-name="P2"><text:span text:style-name="T3">il fuadrait dure plus en détail à chaque exemple pourquoi celui-ci et pas un autre ? </text:span></text:p></office:annotation><text:change-end text:change-id="ct488232112"/></text:p>
      <text:p text:style-name="Code_20_snippet"><text:span text:style-name="comment0_5f_python"># ceci est un commentaire </text:span></text:p>
      <text:p text:style-name="Code_20_snippet"/>
      <text:p text:style-name="Code_20_snippet"><text:span text:style-name="comment0_5f_python"># declaration de variable (</text:span><text:change-start text:change-id="ct488470720"/><text:span text:style-name="comment0_5f_python"><office:annotation><dc:creator>D B</dc:creator><dc:date>2011-10-11T11:03:31</dc:date><text:p text:style-name="P2"><text:span text:style-name="T3">il faudrait expliquer pourquoi sinon cela n’a pas vraiment de sens</text:span></text:p></office:annotation></text:span><text:change-end text:change-id="ct488470720"/><text:span text:style-name="comment0_5f_python">l'absence d'accents est volontaire )</text:span></text:p>
      <text:p text:style-name="Code_20_snippet"><text:span text:style-name="comment0_5f_python">########################## </text:span></text:p>
      <text:p text:style-name="Code_20_snippet"><text:s/></text:p>
      <text:p text:style-name="Code_20_snippet"><text:span text:style-name="comment0_5f_python"># typage dynamique: pas besoin de le declarer </text:span></text:p>
      <text:p text:style-name="Code_20_snippet"><text:span text:style-name="comment0_5f_python"># ici on definit des chaines de caracteres </text:span></text:p>
      <text:p text:style-name="Code_20_snippet"><text:span text:style-name="comment0_5f_python"># '\n' implique un saut de ligne </text:span></text:p>
      <text:p text:style-name="Code_20_snippet">demander_nom = <text:span text:style-name="string_5f_python">"Comment vous appelez-vous ?</text:span><text:span text:style-name="escaped_5f_python">\n</text:span><text:span text:style-name="string_5f_python">"</text:span> <text:span text:style-name="comment0_5f_python"># </text:span></text:p>
      <text:p text:style-name="Code_20_snippet"><text:soft-page-break/>demander_age = <text:span text:style-name="string_5f_python">'Quel age avez vous?</text:span><text:span text:style-name="escaped_5f_python">\n</text:span><text:span text:style-name="string_5f_python">'</text:span> </text:p>
      <text:p text:style-name="Code_20_snippet">repondre = <text:span text:style-name="string_5f_python">"""Vous vous appelez %s et vous avez %s ans"""</text:span> </text:p>
      <text:p text:style-name="Code_20_snippet"/>
      <text:p text:style-name="Code_20_snippet"><text:span text:style-name="comment0_5f_python"># demander a l'utilisateur une saisie </text:span></text:p>
      <text:p text:style-name="Code_20_snippet">nom = <text:span text:style-name="keyword1_5f_python">raw_input</text:span><text:span text:style-name="symbol0_5f_python">(</text:span>demander_nom<text:span text:style-name="symbol0_5f_python">)</text:span> </text:p>
      <text:p text:style-name="Code_20_snippet">age = <text:span text:style-name="keyword1_5f_python">raw_input</text:span><text:span text:style-name="symbol0_5f_python">(</text:span>demander_age<text:span text:style-name="symbol0_5f_python">)</text:span> </text:p>
      <text:p text:style-name="Code_20_snippet"/>
      <text:p text:style-name="Code_20_snippet"><text:span text:style-name="comment0_5f_python"># logique conditionnelle de base </text:span></text:p>
      <text:p text:style-name="Code_20_snippet"><text:span text:style-name="comment0_5f_python">############################### </text:span></text:p>
      <text:p text:style-name="Code_20_snippet"/>
      <text:p text:style-name="Code_20_snippet"><text:span text:style-name="comment0_5f_python"># pas de parenthèse ou de {} </text:span></text:p>
      <text:p text:style-name="Code_20_snippet"><text:span text:style-name="comment0_5f_python"># indentation obligatoire </text:span></text:p>
      <text:p text:style-name="Code_20_snippet"><text:span text:style-name="keyword0_5f_python">if</text:span> age <text:span text:style-name="keyword0_5f_python">and</text:span> <text:span text:style-name="keyword0_5f_python">not</text:span> nom: </text:p>
      <text:p text:style-name="Code_20_snippet"><text:s text:c="2"/><text:span text:style-name="keyword0_5f_python">print</text:span> <text:span text:style-name="string_5f_python">'Bonjour anonyme'</text:span> </text:p>
      <text:p text:style-name="Code_20_snippet"><text:s text:c="2"/><text:span text:style-name="comment0_5f_python"># formatage de chaine avec une variable </text:span></text:p>
      <text:p text:style-name="Code_20_snippet"><text:s text:c="2"/><text:span text:style-name="keyword0_5f_python">print</text:span> <text:span text:style-name="string_5f_python">'Vous avez %s ans'</text:span> <text:span text:style-name="symbol0_5f_python">%</text:span> age </text:p>
      <text:p text:style-name="Code_20_snippet"/>
      <text:p text:style-name="Code_20_snippet"><text:span text:style-name="comment0_5f_python"># elif condense else et if </text:span></text:p>
      <text:p text:style-name="Code_20_snippet"><text:span text:style-name="keyword0_5f_python">elif</text:span> nom <text:span text:style-name="keyword0_5f_python">and</text:span> <text:span text:style-name="keyword0_5f_python">not</text:span> age: <text:span text:style-name="comment0_5f_python"># la negation utilise 'not', pas '!' </text:span></text:p>
      <text:p text:style-name="Code_20_snippet"><text:s text:c="2"/><text:span text:style-name="keyword0_5f_python">print</text:span> <text:span text:style-name="string_5f_python">'Bonjour %s'</text:span> <text:span text:style-name="symbol0_5f_python">%</text:span> nom </text:p>
      <text:p text:style-name="Code_20_snippet"><text:s text:c="2"/><text:span text:style-name="keyword0_5f_python">print</text:span> <text:span text:style-name="string_5f_python">'Nous ne connaissons pas votre age'</text:span> </text:p>
      <text:p text:style-name="Code_20_snippet"/>
      <text:p text:style-name="Code_20_snippet"><text:span text:style-name="keyword0_5f_python">elif</text:span> <text:span text:style-name="keyword0_5f_python">not</text:span> <text:span text:style-name="symbol0_5f_python">(</text:span>nom <text:span text:style-name="keyword0_5f_python">or</text:span> age<text:span text:style-name="symbol0_5f_python">)</text:span>: </text:p>
      <text:p text:style-name="Code_20_snippet"><text:s text:c="2"/><text:span text:style-name="keyword0_5f_python">print</text:span> <text:span text:style-name="string_5f_python">'Bonjour anonyme, nous ne connaissons pas votre age'</text:span> </text:p>
      <text:p text:style-name="Code_20_snippet"/>
      <text:p text:style-name="Code_20_snippet"><text:span text:style-name="keyword0_5f_python">else</text:span>: </text:p>
      <text:p text:style-name="Code_20_snippet"><text:s text:c="2"/><text:span text:style-name="comment0_5f_python"># formatage avec plusieurs variables </text:span></text:p>
      <text:p text:style-name="Code_20_snippet"><text:s text:c="2"/><text:span text:style-name="keyword0_5f_python">print</text:span> repondre <text:span text:style-name="symbol0_5f_python">%</text:span> <text:span text:style-name="symbol0_5f_python">(</text:span>nom, age<text:span text:style-name="symbol0_5f_python">)</text:span></text:p>
      <text:p text:style-name="Code_20_snippet"/>
      <text:h text:style-name="Heading_20_2" text:outline-level="2">L'inévitable jeu « devinez un nombre »</text:h>
      <text:p text:style-name="Text_20_body">Ce script est du Python très classique, et c'est le genre de chose que vous allez rencontrer assez vite : un format de fichier simple mais rigoureux (abordé assez tard en <text:span text:style-name="T2">chapitre 11</text:span>), des instructions simples tell<text:change-start text:change-id="ct488515280"/>e<text:change-end text:change-id="ct488515280"/>s que des boucles (<text:span text:style-name="T2">chapitre 8</text:span>), des imports (chapitres 11 également) mais surtout <text:change-start text:change-id="ct476465824"/>beaucoup <text:change-end text:change-id="ct476465824"/><text:change text:change-id="ct488564064"/>de manipulation<text:change-start text:change-id="ct488340336"/>s<text:change-end text:change-id="ct488340336"/> de chaînes <text:change-start text:change-id="ct488241216"/>de <text:change-end text:change-id="ct488241216"/>caractères (<text:span text:style-name="T2">chapitre 9</text:span>).</text:p>
      <text:p text:style-name="Text_20_body">Encore une fois si vous programmez depuis longtemps, il n'y a pas de secret ici, mais seulement quelques subtilités qui seront éclaircies dans la suite du livre.<text:change-start text:change-id="ct476407792"/><office:annotation><dc:creator>D B</dc:creator><dc:date>2011-10-11T11:05:36</dc:date><text:p text:style-name="P2"><text:span text:style-name="T3">là c’est bien expliqué : on comprend bien que l’exemple a <text:s/>pour but de montrer les boucles les imports et les chaînes de caractères</text:span></text:p></office:annotation><text:change-end text:change-id="ct476407792"/></text:p>
      <text:p text:style-name="Text_20_body"/>
      <text:p text:style-name="Code_20_snippet"><text:span text:style-name="comment0_5f_python">#!/usr/bin/env python </text:span></text:p>
      <text:p text:style-name="Code_20_snippet"><text:span text:style-name="comment0_5f_python"># -*- coding: utf-8 -*- </text:span></text:p>
      <text:p text:style-name="Code_20_snippet"/>
      <text:p text:style-name="Code_20_snippet"><text:span text:style-name="comment0_5f_python"># ^ les deux lignes optionnelles ci-dessus sont importantes: </text:span></text:p>
      <text:p text:style-name="Code_20_snippet"><text:span text:style-name="comment0_5f_python"># - ligne 1 : raccourcis </text:span><text:change-start text:change-id="ct488217936"/><text:span text:style-name="comment0_5f_python">d’exécution</text:span><text:change-end text:change-id="ct488217936"/><text:change text:change-id="ct488393728"/><text:span text:style-name="comment0_5f_python"> sous Unix </text:span></text:p>
      <text:p text:style-name="Code_20_snippet"><text:span text:style-name="comment0_5f_python"># - ligne 2 : défini l'encodage, permet d'utiliser les accents</text:span></text:p>
      <text:p text:style-name="Code_20_snippet"><text:span text:style-name="comment0_5f_python"/></text:p>
      <text:p text:style-name="Code_20_snippet"><text:span text:style-name="string_5f_python">""" </text:span></text:p>
      <text:p text:style-name="Code_20_snippet"><text:span text:style-name="string_5f_python"><text:s text:c="3"/>Les chaînes de caractères définies par 3 '"' sont des chaînes</text:span></text:p>
      <text:p text:style-name="Code_20_snippet"><text:span text:style-name="string_5f_python"><text:s text:c="3"/>multi</text:span><text:change-start text:change-id="ct512601632"/><text:span text:style-name="string_5f_python">-</text:span><text:change-end text:change-id="ct512601632"/><text:change text:change-id="ct512707248"/><text:span text:style-name="string_5f_python">lignes. Python invite à auto</text:span><text:change-start text:change-id="ct488245968"/><text:span text:style-name="string_5f_python">-</text:span><text:change-end text:change-id="ct488245968"/><text:change text:change-id="ct476356848"/><text:span text:style-name="string_5f_python">documenter son code en <text:line-break/> <text:s text:c="2"/>plaçant une chaîne de caractère</text:span><text:change-start text:change-id="ct512648784"/><text:span text:style-name="string_5f_python">s</text:span><text:change-end text:change-id="ct512648784"/><text:span text:style-name="string_5f_python"> comme première ligne de code</text:span><text:change-start text:change-id="ct488394928"/><text:span text:style-name="string_5f_python"> </text:span><text:change-end text:change-id="ct488394928"/><text:span text:style-name="string_5f_python">: <text:line-break/> <text:s text:c="2"/>elle décrit le module courant. </text:span></text:p>
      <text:p text:style-name="Code_20_snippet"><text:soft-page-break/><text:span text:style-name="string_5f_python">""" </text:span></text:p>
      <text:p text:style-name="Code_20_snippet"><text:span text:style-name="string_5f_python"/></text:p>
      <text:p text:style-name="Code_20_snippet"><text:span text:style-name="string_5f_python"># import d'</text:span>un module de la bibliothèque standard </text:p>
      <text:p text:style-name="Code_20_snippet"><text:span text:style-name="keyword0_5f_python">import</text:span> <text:span text:style-name="keyword2_5f_python">random</text:span> </text:p>
      <text:p text:style-name="Code_20_snippet"/>
      <text:p text:style-name="Code_20_snippet"><text:span text:style-name="comment0_5f_python"># nombre entre 0 et 100 au hasard </text:span></text:p>
      <text:p text:style-name="Code_20_snippet">nombre = <text:span text:style-name="keyword2_5f_python">random</text:span>.<text:span text:style-name="member0_5f_python">randint</text:span><text:span text:style-name="symbol0_5f_python">(</text:span><text:span text:style-name="number_5f_python">0</text:span>, <text:span text:style-name="number_5f_python">100</text:span><text:span text:style-name="symbol0_5f_python">)</text:span> </text:p>
      <text:p text:style-name="Code_20_snippet">reponse = <text:span text:style-name="keyword1_5f_python">None</text:span> <text:span text:style-name="comment0_5f_python"># None est ce qu'il y a de plus proche de 'null' </text:span></text:p>
      <text:p text:style-name="Code_20_snippet"/>
      <text:p text:style-name="Code_20_snippet">compteur = <text:span text:style-name="number_5f_python">0</text:span></text:p>
      <text:p text:style-name="Code_20_snippet"/>
      <text:p text:style-name="Code_20_snippet"># la boucle while est rarement utilisée</text:p>
      <text:p text:style-name="Code_20_snippet"><text:span text:style-name="keyword0_5f_python">while</text:span> reponse <text:span text:style-name="symbol0_5f_python">!</text:span>= nombre: </text:p>
      <text:p text:style-name="Code_20_snippet"/>
      <text:p text:style-name="Code_20_snippet"><text:s text:c="4"/>compteur += <text:span text:style-name="number_5f_python">1</text:span> <text:span text:style-name="comment0_5f_python"># incrémentation. Il n'y a pas de ++ </text:span></text:p>
      <text:p text:style-name="Code_20_snippet"><text:s text:c="4"/>reponse = <text:span text:style-name="keyword1_5f_python">raw_input</text:span><text:span text:style-name="symbol0_5f_python">(</text:span><text:span text:style-name="string_5f_python">'</text:span><text:change-start text:change-id="ct512734304"/><text:span text:style-name="string_5f_python">Choisissez</text:span><text:change-end text:change-id="ct512734304"/><text:change text:change-id="ct512708592"/><text:span text:style-name="string_5f_python"> un nombre entre 0 et 100:</text:span><text:span text:style-name="escaped_5f_python">\n</text:span><text:span text:style-name="string_5f_python">'</text:span><text:span text:style-name="symbol0_5f_python">)</text:span> </text:p>
      <text:p text:style-name="Code_20_snippet"/>
      <text:p text:style-name="Code_20_snippet"><text:s text:c="4"/><text:span text:style-name="comment0_5f_python"># python est dynamiquement typé, mais fortement typé </text:span></text:p>
      <text:p text:style-name="Code_20_snippet"><text:s text:c="4"/><text:span text:style-name="comment0_5f_python"># on doit parfois transtyper ses valeurs </text:span></text:p>
      <text:p text:style-name="Code_20_snippet"><text:s text:c="4"/><text:span text:style-name="keyword0_5f_python">try</text:span>: </text:p>
      <text:p text:style-name="Code_20_snippet"><text:s text:c="8"/>reponse = <text:span text:style-name="keyword1_5f_python">int</text:span><text:span text:style-name="symbol0_5f_python">(</text:span>reponse<text:span text:style-name="symbol0_5f_python">)</text:span> </text:p>
      <text:p text:style-name="Code_20_snippet"><text:s text:c="8"/><text:span text:style-name="keyword0_5f_python">assert</text:span> <text:span text:style-name="number_5f_python">0</text:span> <text:span text:style-name="symbol0_5f_python">&lt;</text:span>= reponse <text:span text:style-name="symbol0_5f_python">&lt;</text:span>= <text:span text:style-name="number_5f_python">100</text:span> <text:span text:style-name="comment0_5f_python"># lève une exception si <text:s/>faux </text:span></text:p>
      <text:p text:style-name="Code_20_snippet"/>
      <text:p text:style-name="Code_20_snippet"><text:s text:c="4"/><text:span text:style-name="comment0_5f_python"># les exceptions sont massivement utilisées </text:span><text:span text:style-name="comment0_5f_python">y compris là </text:span></text:p>
      <text:p text:style-name="Code_20_snippet"><text:s text:c="4"/><text:span text:style-name="comment0_5f_python"># où vous utiliseriez des operations conditionelles </text:span></text:p>
      <text:p text:style-name="Code_20_snippet"><text:s text:c="4"/><text:span text:style-name="keyword0_5f_python">except</text:span> <text:span text:style-name="symbol0_5f_python">(</text:span><text:span text:style-name="keyword1_5f_python">ValueError</text:span>, <text:span text:style-name="keyword1_5f_python">AssertionError</text:span><text:span text:style-name="symbol0_5f_python">)</text:span>: </text:p>
      <text:p text:style-name="Code_20_snippet"><text:s text:c="9"/><text:span text:style-name="keyword0_5f_python">print</text:span> <text:span text:style-name="string_5f_python">"'%s' n'est pas un nombre entre 0 et 100"</text:span> <text:span text:style-name="symbol0_5f_python">%</text:span> reponse </text:p>
      <text:p text:style-name="Code_20_snippet"><text:s text:c="9"/><text:span text:style-name="keyword0_5f_python">continue</text:span> <text:span text:style-name="comment0_5f_python"># sauter au prochain tour de boucle </text:span></text:p>
      <text:p text:style-name="Code_20_snippet"/>
      <text:p text:style-name="Code_20_snippet"><text:s text:c="4"/><text:span text:style-name="keyword0_5f_python">if</text:span> reponse <text:span text:style-name="symbol0_5f_python">&lt;</text:span> nombre: </text:p>
      <text:p text:style-name="Code_20_snippet"><text:s text:c="8"/><text:span text:style-name="keyword0_5f_python">print</text:span> <text:span text:style-name="string_5f_python">'Le nombre est plus grand que "%s"'</text:span> <text:span text:style-name="symbol0_5f_python">%</text:span> reponse </text:p>
      <text:p text:style-name="Code_20_snippet"/>
      <text:p text:style-name="Code_20_snippet"><text:s text:c="4"/><text:span text:style-name="keyword0_5f_python">if</text:span> reponse <text:span text:style-name="symbol0_5f_python">&gt;</text:span> nombre: </text:p>
      <text:p text:style-name="Code_20_snippet"><text:s text:c="8"/><text:span text:style-name="keyword0_5f_python">print</text:span> <text:span text:style-name="string_5f_python">'Le nombre est plus petit que "%s"'</text:span> <text:span text:style-name="symbol0_5f_python">%</text:span> reponse </text:p>
      <text:p text:style-name="Code_20_snippet"/>
      <text:p text:style-name="Code_20_snippet"><text:span text:style-name="comment0_5f_python"># on peut utiliser un mapping pour le </text:span><text:change-start text:change-id="ct534902880"/><text:span text:style-name="comment0_5f_python">formatage</text:span><text:change-end text:change-id="ct534902880"/><text:change text:change-id="ct512643072"/><text:span text:style-name="comment0_5f_python"> de chaîne </text:span></text:p>
      <text:p text:style-name="Code_20_snippet"><text:span text:style-name="keyword0_5f_python">print</text:span> <text:span text:style-name="string_5f_python">'Vous avez trouvé "%(nombre)s" en %(compteur)s coups'</text:span> <text:span text:style-name="symbol0_5f_python">%</text:span> <text:span text:style-name="symbol0_5f_python">{</text:span> </text:p>
      <text:p text:style-name="Code_20_snippet"><text:s text:c="8"/><text:span text:style-name="string_5f_python">'nombre'</text:span>: nombre, <text:span text:style-name="string_5f_python">'compteur'</text:span>: compteur <text:span text:style-name="symbol0_5f_python">}</text:span></text:p>
      <text:h text:style-name="Heading_20_2" text:outline-level="2">Mélange de paradigmes</text:h>
      <text:p text:style-name="Text_20_body">Un point intéressant de Python est qu'il est très versatile : on peut l'utiliser pour faire un site <text:change text:change-id="ct476133280"/><text:change-start text:change-id="ct476467072"/>Web<text:change-end text:change-id="ct476467072"/> à fort <text:change text:change-id="ct488238288"/><text:change-start text:change-id="ct512579040"/>trafic<text:change-end text:change-id="ct512579040"/>, une application desktop lourde ou un petit script système pour se faciliter la vie. </text:p>
      <text:p text:style-name="Text_20_body">Ici, c'est un script auquel on passe une URL en paramètre, et qui fait appel à la fois à la bibliothèque standard, à une exception et à une fonction, afin de télécharger la ressource et la sauvegarder.</text:p>
      <text:p text:style-name="Text_20_body">A la fin de ce livre, vous saurez écrire ce genre de script en quelques minutes. </text:p>
      <text:p text:style-name="Text_20_body"/>
      <text:p text:style-name="Code_20_snippet"><text:span text:style-name="comment0_5f_python">#!/usr/bin/env python </text:span></text:p>
      <text:p text:style-name="Code_20_snippet"><text:span text:style-name="comment0_5f_python"># -*- coding: utf-8 -*- </text:span></text:p>
      <text:p text:style-name="Code_20_snippet"><text:soft-page-break/></text:p>
      <text:p text:style-name="Code_20_snippet"><text:span text:style-name="string_5f_python">""" </text:span></text:p>
      <text:p text:style-name="Code_20_snippet"><text:span text:style-name="string_5f_python"><text:s text:c="4"/>Ce script attend une série d'URL</text:span><text:change text:change-id="ct512724912"/><text:span text:style-name="string_5f_python"> en paramètre et va<text:line-break/> <text:s text:c="3"/>télécharger les ressources en ligne pour les sauvegarder <text:line-break/> <text:s text:c="3"/>dans le répertoire courant. </text:span></text:p>
      <text:p text:style-name="Code_20_snippet"><text:span text:style-name="string_5f_python"><text:s text:c="4"/></text:span></text:p>
      <text:p text:style-name="Code_20_snippet"><text:span text:style-name="string_5f_python"><text:s text:c="4"/>usage: </text:span></text:p>
      <text:p text:style-name="Code_20_snippet"><text:span text:style-name="string_5f_python"><text:s text:c="8"/>telecharger.py http://www.google.com http://wikipedia.fr <text:s/></text:span></text:p>
      <text:p text:style-name="Code_20_snippet"><text:span text:style-name="string_5f_python">"""</text:span> </text:p>
      <text:p text:style-name="Code_20_snippet"/>
      <text:p text:style-name="Code_20_snippet"><text:span text:style-name="keyword0_5f_python">import</text:span> <text:span text:style-name="keyword2_5f_python">os</text:span> </text:p>
      <text:p text:style-name="Code_20_snippet"><text:span text:style-name="keyword0_5f_python">import</text:span> <text:span text:style-name="keyword2_5f_python">sys</text:span> </text:p>
      <text:p text:style-name="Code_20_snippet"><text:span text:style-name="keyword0_5f_python">import</text:span> <text:span text:style-name="keyword2_5f_python">urllib2</text:span> </text:p>
      <text:p text:style-name="Code_20_snippet"><text:span text:style-name="keyword0_5f_python">import</text:span> <text:span text:style-name="keyword2_5f_python">urlparse</text:span> </text:p>
      <text:p text:style-name="Code_20_snippet"/>
      <text:p text:style-name="Code_20_snippet"><text:span text:style-name="comment0_5f_python"># il n'est pas rare de créer ses propres exceptions </text:span></text:p>
      <text:p text:style-name="Code_20_snippet"><text:span text:style-name="comment0_5f_python"># ne serait-ce que par facilité pour les attraper plus tard</text:span></text:p>
      <text:p text:style-name="Code_20_snippet"><text:span text:style-name="comment0_5f_python"># on définit une classe, et on hérite de la classe exception </text:span></text:p>
      <text:p text:style-name="Code_20_snippet"><text:span text:style-name="keyword0_5f_python">class</text:span> ErreurDeTelechargement<text:span text:style-name="symbol0_5f_python">(</text:span><text:span text:style-name="keyword1_5f_python">Exception</text:span><text:span text:style-name="symbol0_5f_python">)</text:span>: </text:p>
      <text:p text:style-name="Code_20_snippet"><text:s text:c="4"/><text:span text:style-name="string_5f_python">""" </text:span></text:p>
      <text:p text:style-name="Code_20_snippet"><text:span text:style-name="string_5f_python"><text:s text:c="8"/>Les classes aussi peuvent être documentée par des<text:line-break/> <text:s text:c="7"/>docstrings. </text:span></text:p>
      <text:p text:style-name="Code_20_snippet"><text:span text:style-name="string_5f_python"><text:s text:c="4"/>"""</text:span> </text:p>
      <text:p text:style-name="Code_20_snippet"><text:s text:c="4"/><text:span text:style-name="keyword0_5f_python">pass</text:span> <text:span text:style-name="comment0_5f_python"># ferme un bloc vide </text:span></text:p>
      <text:p text:style-name="Code_20_snippet"/>
      <text:p text:style-name="Code_20_snippet"/>
      <text:p text:style-name="Code_20_snippet"><text:span text:style-name="comment0_5f_python"># Voici une fonction avec deux paramètres obligatoires <text:line-break/># et un paramètre </text:span><text:change-start text:change-id="ct512679248"/><text:span text:style-name="comment0_5f_python">optionnel</text:span><text:change-end text:change-id="ct512679248"/><text:change text:change-id="ct512677344"/><text:span text:style-name="comment0_5f_python"> avec une valeur par défaut </text:span></text:p>
      <text:p text:style-name="Code_20_snippet"><text:span text:style-name="keyword0_5f_python">def</text:span> telecharger<text:span text:style-name="symbol0_5f_python">(</text:span>url, dossier, taille_max=<text:span text:style-name="number_5f_python">100000000</text:span><text:span text:style-name="symbol0_5f_python">)</text:span>: </text:p>
      <text:p text:style-name="Code_20_snippet"><text:s text:c="4"/><text:span text:style-name="string_5f_python">""" </text:span></text:p>
      <text:p text:style-name="Code_20_snippet"><text:span text:style-name="string_5f_python"><text:s text:c="8"/>Les docstrings sont aussi très utiles pour documenter <text:line-break/> <text:s text:c="7"/>des fonctions. </text:span></text:p>
      <text:p text:style-name="Code_20_snippet"><text:span text:style-name="string_5f_python"><text:s text:c="4"/>"""</text:span> </text:p>
      <text:p text:style-name="Code_20_snippet"><text:s text:c="4"/></text:p>
      <text:p text:style-name="Code_20_snippet"><text:s text:c="4"/><text:span text:style-name="comment0_5f_python"># python vient avec des modules qui permettent d'analyser <text:line-break/> <text:s text:c="3"/># une URL ou de créer des chemins de fichier sans avoir</text:span></text:p>
      <text:p text:style-name="Code_20_snippet"><text:span text:style-name="comment0_5f_python"><text:s text:c="4"/># à se soucier des séparateurs</text:span></text:p>
      <text:p text:style-name="Code_20_snippet"><text:s text:c="4"/>nom_de_domaine = <text:span text:style-name="keyword2_5f_python">urlparse</text:span>.<text:span text:style-name="member0_5f_python">urlsplit</text:span><text:span text:style-name="symbol0_5f_python">(</text:span>url<text:span text:style-name="symbol0_5f_python">)</text:span>.<text:span text:style-name="member0_5f_python">netloc</text:span> </text:p>
      <text:p text:style-name="Code_20_snippet"><text:s text:c="4"/>chemin = <text:span text:style-name="keyword2_5f_python">os</text:span>.<text:span text:style-name="member0_5f_python">path</text:span>.<text:span text:style-name="member0_5f_python">join</text:span><text:span text:style-name="symbol0_5f_python">(</text:span>dossier, nom_de_domaine + <text:span text:style-name="string_5f_python">'.dump'</text:span><text:span text:style-name="symbol0_5f_python">)</text:span> </text:p>
      <text:p text:style-name="Code_20_snippet"/>
      <text:p text:style-name="Code_20_snippet"><text:s text:c="4"/><text:span text:style-name="keyword0_5f_python">try</text:span>: </text:p>
      <text:p text:style-name="Code_20_snippet"><text:s text:c="8"/><text:span text:style-name="comment0_5f_python"># ouvrir la ressource en ligne </text:span></text:p>
      <text:p text:style-name="Code_20_snippet"><text:s text:c="8"/>ressource = <text:span text:style-name="keyword2_5f_python">urllib2</text:span>.<text:span text:style-name="member0_5f_python">urlopen</text:span><text:span text:style-name="symbol0_5f_python">(</text:span>url<text:span text:style-name="symbol0_5f_python">)</text:span> </text:p>
      <text:p text:style-name="Code_20_snippet"><text:s text:c="4"/><text:span text:style-name="keyword0_5f_python">except</text:span> <text:span text:style-name="symbol0_5f_python">(</text:span><text:span text:style-name="keyword2_5f_python">urllib2</text:span>.<text:span text:style-name="member0_5f_python">URLError</text:span>, <text:span text:style-name="keyword1_5f_python">ValueError</text:span><text:span text:style-name="symbol0_5f_python">)</text:span>: </text:p>
      <text:p text:style-name="Code_20_snippet"><text:s text:c="8"/>erreur = <text:span text:style-name="string_5f_python">"Impossible de d’accéder à l'adresse '%s'"</text:span> <text:span text:style-name="symbol0_5f_python">%</text:span> url </text:p>
      <text:p text:style-name="Code_20_snippet"><text:s text:c="8"/><text:span text:style-name="keyword0_5f_python">raise</text:span> ErreurDeTelechargement<text:span text:style-name="symbol0_5f_python">(</text:span>erreur<text:span text:style-name="symbol0_5f_python">)</text:span> </text:p>
      <text:p text:style-name="Code_20_snippet"/>
      <text:p text:style-name="Code_20_snippet"><text:s text:c="4"/><text:span text:style-name="keyword0_5f_python">try</text:span>: </text:p>
      <text:p text:style-name="Code_20_snippet"><text:s text:c="8"/>fichier = <text:span text:style-name="keyword1_5f_python">open</text:span><text:span text:style-name="symbol0_5f_python">(</text:span>chemin, <text:span text:style-name="string_5f_python">'w'</text:span><text:span text:style-name="symbol0_5f_python">)</text:span> <text:span text:style-name="comment0_5f_python"># ouvrir en écriture </text:span></text:p>
      <text:p text:style-name="Code_20_snippet"><text:s text:c="8"/>fichier.<text:span text:style-name="member0_5f_python">write</text:span><text:span text:style-name="symbol0_5f_python">(</text:span>ressource.<text:span text:style-name="member0_5f_python">read</text:span><text:span text:style-name="symbol0_5f_python">(</text:span>taille_max<text:span text:style-name="symbol0_5f_python">))</text:span> <text:span text:style-name="comment0_5f_python"># écrire</text:span></text:p>
      <text:p text:style-name="Code_20_snippet"><text:s text:c="8"/>fichier.<text:span text:style-name="member0_5f_python">close</text:span><text:span text:style-name="symbol0_5f_python">()</text:span> <text:span text:style-name="comment0_5f_python"># toujours fermer le fichier </text:span></text:p>
      <text:p text:style-name="Code_20_snippet"><text:s text:c="4"/><text:span text:style-name="keyword0_5f_python">except</text:span> <text:span text:style-name="symbol0_5f_python">(</text:span><text:span text:style-name="keyword1_5f_python">OSError</text:span>, <text:span text:style-name="keyword1_5f_python">IOError</text:span><text:span text:style-name="symbol0_5f_python">)</text:span>: </text:p>
      <text:p text:style-name="Code_20_snippet"><text:s text:c="8"/>erreur = <text:span text:style-name="string_5f_python">'Impossible de sauver "%s" dans le "%s"'</text:span> <text:span text:style-name="symbol0_5f_python">%</text:span> <text:span text:style-name="symbol0_5f_python">(</text:span> </text:p>
      <text:p text:style-name="Code_20_snippet"><text:s text:c="18"/>url, chemin<text:span text:style-name="symbol0_5f_python">)</text:span> </text:p>
      <text:p text:style-name="Code_20_snippet"><text:s text:c="8"/><text:span text:style-name="keyword0_5f_python">raise</text:span> ErreurDeTelechargement<text:span text:style-name="symbol0_5f_python">(</text:span>erreur<text:span text:style-name="symbol0_5f_python">)# lève une exception</text:span> </text:p>
      <text:p text:style-name="Code_20_snippet"/>
      <text:p text:style-name="Code_20_snippet"><text:soft-page-break/><text:s text:c="4"/><text:span text:style-name="keyword0_5f_python">return</text:span> chemin # on retourne le chemin du fichier créé</text:p>
      <text:p text:style-name="Code_20_snippet"/>
      <text:p text:style-name="Code_20_snippet"><text:span text:style-name="comment0_5f_python"># la ligne suivante est une astuce pour permettre au code </text:span></text:p>
      <text:p text:style-name="Code_20_snippet"><text:span text:style-name="comment0_5f_python"># qui vient après de ne s’exécuter que si le script est appelé<text:line-break/># directement  : il ne s’exécutera pas si le script est importé </text:span></text:p>
      <text:p text:style-name="Code_20_snippet"><text:span text:style-name="keyword0_5f_python">if</text:span> __name__ == <text:span text:style-name="string_5f_python">"__main__"</text:span>: </text:p>
      <text:p text:style-name="Code_20_snippet"/>
      <text:p text:style-name="Code_20_snippet"><text:s text:c="4"/>erreurs = <text:span text:style-name="symbol0_5f_python">[]</text:span> <text:span text:style-name="comment0_5f_python"># liste vide </text:span></text:p>
      <text:p text:style-name="Code_20_snippet"><text:s text:c="4"/>fichiers = <text:span text:style-name="symbol0_5f_python">{}</text:span> <text:span text:style-name="comment0_5f_python"># dictionnaire (mapping) vide </text:span></text:p>
      <text:p text:style-name="Code_20_snippet"><text:s text:c="4"/><text:span text:style-name="comment0_5f_python"># __file__ est le chemin vers le script courant </text:span></text:p>
      <text:p text:style-name="Code_20_snippet"><text:s text:c="4"/>dossier_du_script = <text:span text:style-name="keyword2_5f_python">os</text:span>.<text:span text:style-name="member0_5f_python">path</text:span>.<text:span text:style-name="member0_5f_python">dirname</text:span><text:span text:style-name="symbol0_5f_python">(</text:span><text:span text:style-name="keyword2_5f_python">os</text:span>.<text:span text:style-name="member0_5f_python">path</text:span>.<text:span text:style-name="member0_5f_python">abspath</text:span><text:span text:style-name="symbol0_5f_python">(</text:span>__file__<text:span text:style-name="symbol0_5f_python">))</text:span> </text:p>
      <text:p text:style-name="Code_20_snippet"/>
      <text:p text:style-name="Code_20_snippet"><text:s text:c="4"/><text:span text:style-name="comment0_5f_python"># les paramètres passés à un script sont accessibles dans<text:line-break/> <text:s text:c="3"/># sys.argv sous forme de liste dont le premier argument est le<text:line-break/> <text:s text:c="3"/># nom du script </text:span></text:p>
      <text:p text:style-name="Code_20_snippet"><text:s text:c="4"/>urls = <text:span text:style-name="keyword2_5f_python">sys</text:span>.<text:span text:style-name="member0_5f_python">argv</text:span><text:span text:style-name="symbol0_5f_python">[</text:span><text:span text:style-name="number_5f_python">1</text:span>:<text:span text:style-name="symbol0_5f_python">]</text:span> <text:span text:style-name="comment0_5f_python"># on retire le premier argument </text:span></text:p>
      <text:p text:style-name="Code_20_snippet"/>
      <text:p text:style-name="Code_20_snippet"><text:s text:c="4"/><text:span text:style-name="comment0_5f_python"># une liste vide est confédérée comme "fausse" </text:span></text:p>
      <text:p text:style-name="Code_20_snippet"><text:s text:c="4"/><text:span text:style-name="keyword0_5f_python">if</text:span> <text:span text:style-name="keyword0_5f_python">not</text:span> urls: </text:p>
      <text:p text:style-name="Code_20_snippet"><text:s text:c="8"/><text:span text:style-name="keyword0_5f_python">print</text:span> <text:span text:style-name="string_5f_python">'Vous devez passer au moins une URL en paramètre'</text:span> </text:p>
      <text:p text:style-name="Code_20_snippet"><text:s text:c="8"/><text:span text:style-name="keyword2_5f_python">sys</text:span>.<text:span text:style-name="member0_5f_python">exit</text:span><text:span text:style-name="symbol0_5f_python">(</text:span><text:span text:style-name="number_5f_python">1</text:span><text:span text:style-name="symbol0_5f_python">)</text:span> <text:span text:style-name="comment0_5f_python"># sortie du script en retournant le code '1' </text:span></text:p>
      <text:p text:style-name="Code_20_snippet"/>
      <text:p text:style-name="Code_20_snippet"><text:s text:c="4"/><text:span text:style-name="comment0_5f_python"># la boucle 'for' itère automatiquement sur les séquences </text:span></text:p>
      <text:p text:style-name="Code_20_snippet"><text:s text:c="4"/><text:span text:style-name="keyword0_5f_python">for</text:span> url <text:span text:style-name="keyword0_5f_python">in</text:span> urls: </text:p>
      <text:p text:style-name="Code_20_snippet"><text:s text:c="8"/><text:span text:style-name="keyword0_5f_python">try</text:span>: </text:p>
      <text:p text:style-name="Code_20_snippet"><text:s text:c="12"/># on ajoute une entrée dans le dictionnaire</text:p>
      <text:p text:style-name="Code_20_snippet"><text:s text:c="12"/>fichiers<text:span text:style-name="symbol0_5f_python">[</text:span>url<text:span text:style-name="symbol0_5f_python">]</text:span> = telecharger<text:span text:style-name="symbol0_5f_python">(</text:span>url, dossier_du_script<text:span text:style-name="symbol0_5f_python">)</text:span> </text:p>
      <text:p text:style-name="Code_20_snippet"><text:s text:c="8"/><text:span text:style-name="keyword0_5f_python">except</text:span> ErreurDeTelechargement as e: </text:p>
      <text:p text:style-name="Code_20_snippet"><text:s text:c="12"/># on ajoute une entrée dans la liste</text:p>
      <text:p text:style-name="Code_20_snippet"><text:s text:c="12"/>erreurs.<text:span text:style-name="member0_5f_python">append</text:span><text:span text:style-name="symbol0_5f_python">(</text:span>e.<text:span text:style-name="member0_5f_python">message</text:span><text:span text:style-name="symbol0_5f_python">)</text:span> </text:p>
      <text:p text:style-name="Code_20_snippet"/>
      <text:p text:style-name="Code_20_snippet"><text:s text:c="4"/><text:span text:style-name="keyword0_5f_python">if</text:span> erreurs: </text:p>
      <text:p text:style-name="Code_20_snippet"><text:s text:c="6"/><text:span text:style-name="comment0_5f_python"># len() donne la taille de n'importe quelle séquence </text:span></text:p>
      <text:p text:style-name="Code_20_snippet"><text:s text:c="6"/><text:span text:style-name="keyword0_5f_python">print</text:span> <text:span text:style-name="string_5f_python">'Il y a eu %s erreur(s) :'</text:span> <text:span text:style-name="symbol0_5f_python">%</text:span> <text:span text:style-name="keyword1_5f_python">len</text:span><text:span text:style-name="symbol0_5f_python">(</text:span>erreurs<text:span text:style-name="symbol0_5f_python">)</text:span> </text:p>
      <text:p text:style-name="Code_20_snippet"><text:s text:c="6"/><text:span text:style-name="keyword0_5f_python">for</text:span> erreur <text:span text:style-name="keyword0_5f_python">in</text:span> erreurs: </text:p>
      <text:p text:style-name="Code_20_snippet"><text:s text:c="10"/><text:span text:style-name="keyword0_5f_python">print</text:span> <text:span text:style-name="string_5f_python">'</text:span><text:span text:style-name="escaped_5f_python">\t</text:span><text:span text:style-name="string_5f_python"> - %s'</text:span> <text:span text:style-name="symbol0_5f_python">%</text:span> erreur <text:span text:style-name="comment0_5f_python"># '\t' insère une tabulation </text:span></text:p>
      <text:p text:style-name="Code_20_snippet"/>
      <text:p text:style-name="Code_20_snippet"><text:s text:c="4"/><text:span text:style-name="keyword0_5f_python">if</text:span> fichiers: </text:p>
      <text:p text:style-name="Code_20_snippet"><text:s text:c="6"/><text:span text:style-name="keyword0_5f_python">print</text:span> <text:span text:style-name="string_5f_python">'Les fichiers suivant</text:span><text:change-start text:change-id="ct512644528"/><text:span text:style-name="string_5f_python">s</text:span><text:change-end text:change-id="ct512644528"/><text:span text:style-name="string_5f_python"> on été téléchargés :'</text:span> </text:p>
      <text:p text:style-name="Code_20_snippet"><text:s text:c="6"/><text:span text:style-name="comment0_5f_python"># on peut itérer sur des paires d'objets </text:span></text:p>
      <text:p text:style-name="Code_20_snippet"><text:s text:c="6"/><text:span text:style-name="keyword0_5f_python">for</text:span> url, fichier <text:span text:style-name="keyword0_5f_python">in</text:span> fichiers.<text:span text:style-name="member0_5f_python">items</text:span><text:span text:style-name="symbol0_5f_python">()</text:span>: </text:p>
      <text:p text:style-name="Code_20_snippet"><text:s text:c="10"/><text:span text:style-name="keyword0_5f_python">print</text:span> <text:span text:style-name="string_5f_python">'</text:span><text:span text:style-name="escaped_5f_python">\t</text:span><text:span text:style-name="string_5f_python"> - %s =&gt; %s'</text:span> <text:span text:style-name="symbol0_5f_python">%</text:span> <text:span text:style-name="symbol0_5f_python">(</text:span>url, fichier<text:span text:style-name="symbol0_5f_python">)</text:span></text:p>
      <text:h text:style-name="Heading_20_2" text:outline-level="2">Mettre toutes les extensions de fichiers d'un dossier en minuscule</text:h>
      <text:p text:style-name="Text_20_body">Un autre point intéressant de Python est que bien qu'il soit complètement orienté objet, <text:span text:style-name="T2">il n'oblige aucun paradigme</text:span> : on peut programmer en itératif ou en récursif, en fonctionnel ou en en POO. Et on peut tout mélanger<text:note text:id="ftn1" text:note-class="footnote"><text:note-citation>1</text:note-citation><text:note-body><text:p text:style-name="Footnote">Évidement il n'est pas recommandé de sauter du coq à l'âne en permanence, ne serait-ce que pour s'y retrouver soi-même dans son code plus tard. Mais pouvoir utiliser une fonction hors classe, puis l'héritage multiple, puis une closure, puis une lambda et finalement un générateur, c'est une liberté incroyable.</text:p></text:note-body></text:note>.</text:p>
      <text:p text:style-name="Text_20_body">Envie de mélanger Java et Perl ? Si vous avez un de ces satanées appareils photos qui nomment leurs photos « .JPG » et non « .jpg » : ce script met toutes les extensions de fichiers d'un dossier en minuscule. Pour le fun, il utilise une classe, <text:soft-page-break/>puis enchaîne juste derrière avec du scripting. Et <text:change text:change-id="ct512604464"/><text:change-start text:change-id="ct488051040"/>cela<text:change-end text:change-id="ct488051040"/> ne pose aucune problème : la classe reste importable individuellement, le script exécutable individuellement.</text:p>
      <text:p text:style-name="Text_20_body"/>
      <text:p text:style-name="Code_20_snippet"><text:span text:style-name="comment0_5f_python">#!/usr/bin/env python </text:span></text:p>
      <text:p text:style-name="Code_20_snippet"><text:span text:style-name="comment0_5f_python"># -*- coding: utf-8 -*- </text:span></text:p>
      <text:p text:style-name="Code_20_snippet"/>
      <text:p text:style-name="Code_20_snippet"><text:span text:style-name="string_5f_python">""" </text:span></text:p>
      <text:p text:style-name="Code_20_snippet"><text:span text:style-name="string_5f_python"><text:s text:c="4"/>Mets les extensions des fichiers d'un dossier en minuscule. </text:span></text:p>
      <text:p text:style-name="Code_20_snippet"><text:span text:style-name="string_5f_python"><text:s text:c="4"/>Filtre par extension si demandé. </text:span></text:p>
      <text:p text:style-name="Code_20_snippet"><text:span text:style-name="string_5f_python"><text:s text:c="4"/>Non récursif. </text:span></text:p>
      <text:p text:style-name="Code_20_snippet"><text:span text:style-name="string_5f_python"><text:s text:c="4"/></text:span></text:p>
      <text:p text:style-name="Code_20_snippet"><text:span text:style-name="string_5f_python"><text:s text:c="4"/>usage: </text:span></text:p>
      <text:p text:style-name="Code_20_snippet"><text:span text:style-name="string_5f_python"><text:s text:c="8"/>changer_casse.py /dossier/voulu [-e .ext,.ext] </text:span></text:p>
      <text:p text:style-name="Code_20_snippet"><text:span text:style-name="string_5f_python">"""</text:span> </text:p>
      <text:p text:style-name="Code_20_snippet"/>
      <text:p text:style-name="Code_20_snippet"><text:span text:style-name="keyword0_5f_python">import</text:span> <text:span text:style-name="keyword2_5f_python">os</text:span> </text:p>
      <text:p text:style-name="Code_20_snippet"><text:span text:style-name="keyword0_5f_python">import</text:span> argparse </text:p>
      <text:p text:style-name="Code_20_snippet"><text:span text:style-name="keyword0_5f_python">import</text:span> <text:span text:style-name="keyword2_5f_python">glob</text:span> </text:p>
      <text:p text:style-name="Code_20_snippet"/>
      <text:p text:style-name="Code_20_snippet"><text:span text:style-name="comment0_5f_python"># création d'une classe: on hérite toujours par défaut de 'object' </text:span></text:p>
      <text:p text:style-name="Code_20_snippet"><text:span text:style-name="keyword0_5f_python">class</text:span> ChangeurDeCasse<text:span text:style-name="symbol0_5f_python">(</text:span><text:span text:style-name="keyword1_5f_python">object</text:span><text:span text:style-name="symbol0_5f_python">)</text:span>: </text:p>
      <text:p text:style-name="Code_20_snippet"><text:s text:c="4"/><text:span text:style-name="string_5f_python">""" </text:span></text:p>
      <text:p text:style-name="Code_20_snippet"><text:span text:style-name="string_5f_python"><text:s text:c="8"/>Liste les fichiers d'un dossier. </text:span></text:p>
      <text:p text:style-name="Code_20_snippet"><text:span text:style-name="string_5f_python"><text:s text:c="8"/>Peut changer la casse de leur extension après. </text:span></text:p>
      <text:p text:style-name="Code_20_snippet"><text:span text:style-name="string_5f_python"><text:s text:c="4"/>"""</text:span> </text:p>
      <text:p text:style-name="Code_20_snippet"/>
      <text:p text:style-name="Code_20_snippet"><text:s text:c="4"/><text:span text:style-name="comment0_5f_python"># La méthode __init__ est appelée à la création d'un objet</text:span><text:change text:change-id="ct488695280"/><text:span text:style-name="comment0_5f_python">.</text:span></text:p>
      <text:p text:style-name="Code_20_snippet"><text:s text:c="4"/><text:span text:style-name="comment0_5f_python"># On peut l'utiliser en lieu et place d'un constructeur</text:span><text:change text:change-id="ct534905424"/><text:span text:style-name="comment0_5f_python">.</text:span></text:p>
      <text:p text:style-name="Code_20_snippet"><text:s text:c="4"/><text:span text:style-name="comment0_5f_python"># Le reste ressemble exactement à une fonction</text:span><text:change text:change-id="ct488280880"/><text:span text:style-name="comment0_5f_python">.</text:span></text:p>
      <text:p text:style-name="Code_20_snippet"><text:s text:c="4"/><text:span text:style-name="keyword0_5f_python">def</text:span> <text:span text:style-name="keyword3_5f_python">__init__</text:span><text:span text:style-name="symbol0_5f_python">(</text:span><text:span text:style-name="keyword1_5f_python">self</text:span>, dossier, extension=<text:span text:style-name="keyword1_5f_python">None</text:span><text:span text:style-name="symbol0_5f_python">)</text:span>: </text:p>
      <text:p text:style-name="Code_20_snippet"><text:s text:c="8"/><text:span text:style-name="comment0_5f_python"># self, la référence à l'objet courant, doit être </text:span></text:p>
      <text:p text:style-name="Code_20_snippet"><text:s text:c="8"/><text:span text:style-name="comment0_5f_python"># passé explicitement pour toutes les méthodes </text:span></text:p>
      <text:p text:style-name="Code_20_snippet"><text:s text:c="8"/><text:span text:style-name="keyword1_5f_python">self</text:span>.<text:span text:style-name="member0_5f_python">dossier</text:span> = <text:span text:style-name="keyword2_5f_python">os</text:span>.<text:span text:style-name="member0_5f_python">path</text:span>.<text:span text:style-name="member0_5f_python">abspath</text:span><text:span text:style-name="symbol0_5f_python">(</text:span>dossier<text:span text:style-name="symbol0_5f_python">)</text:span> </text:p>
      <text:p text:style-name="Code_20_snippet"><text:s text:c="8"/><text:span text:style-name="keyword1_5f_python">self</text:span>.<text:span text:style-name="member0_5f_python">extensions</text:span> = extension </text:p>
      <text:p text:style-name="Code_20_snippet"><text:s text:c="8"/><text:span text:style-name="keyword1_5f_python">self</text:span>.<text:span text:style-name="member0_5f_python">erreurs</text:span> = <text:span text:style-name="symbol0_5f_python">[]</text:span> </text:p>
      <text:p text:style-name="Code_20_snippet"/>
      <text:p text:style-name="Code_20_snippet"><text:s text:c="4"/><text:span text:style-name="comment0_5f_python"># méthode classique, sans paramètre </text:span></text:p>
      <text:p text:style-name="Code_20_snippet"><text:s text:c="4"/><text:span text:style-name="keyword0_5f_python">def</text:span> renommer<text:span text:style-name="symbol0_5f_python">(</text:span><text:span text:style-name="keyword1_5f_python">self</text:span><text:span text:style-name="symbol0_5f_python">)</text:span>: </text:p>
      <text:p text:style-name="Code_20_snippet"><text:s text:c="8"/><text:span text:style-name="string_5f_python">""" </text:span></text:p>
      <text:p text:style-name="Code_20_snippet"><text:span text:style-name="string_5f_python"><text:s text:c="12"/>Renomme les fichiers en mettant leurs extensions <text:line-break/> <text:s text:c="11"/>en minuscule </text:span></text:p>
      <text:p text:style-name="Code_20_snippet"><text:span text:style-name="string_5f_python"><text:s text:c="8"/>"""</text:span> </text:p>
      <text:p text:style-name="Code_20_snippet"><text:s text:c="8"/><text:span text:style-name="keyword0_5f_python">for</text:span> fichier <text:span text:style-name="keyword0_5f_python">in</text:span> <text:span text:style-name="keyword1_5f_python">self</text:span>.<text:span text:style-name="member0_5f_python">fichiers</text:span>: </text:p>
      <text:p text:style-name="Code_20_snippet"><text:s text:c="12"/><text:span text:style-name="comment0_5f_python"># assignation multiple </text:span></text:p>
      <text:p text:style-name="Code_20_snippet"><text:s text:c="12"/>nom, ext = <text:span text:style-name="keyword2_5f_python">os</text:span>.<text:span text:style-name="member0_5f_python">path</text:span>.<text:span text:style-name="member0_5f_python">splitext</text:span><text:span text:style-name="symbol0_5f_python">(</text:span>fichier<text:span text:style-name="symbol0_5f_python">)</text:span> </text:p>
      <text:p text:style-name="Code_20_snippet"><text:s text:c="12"/><text:span text:style-name="comment0_5f_python"># extension en minuscule </text:span></text:p>
      <text:p text:style-name="Code_20_snippet"><text:s text:c="12"/>nouveau_nom = nom + ext.<text:span text:style-name="member0_5f_python">lower</text:span><text:span text:style-name="symbol0_5f_python">()</text:span> </text:p>
      <text:p text:style-name="Code_20_snippet"/>
      <text:p text:style-name="Code_20_snippet"><text:s text:c="12"/><text:span text:style-name="comment0_5f_python"># gérer tout</text:span><text:change-start text:change-id="ct494440848"/><text:span text:style-name="comment0_5f_python">e</text:span><text:change-end text:change-id="ct494440848"/><text:span text:style-name="comment0_5f_python"> erreur d'écriture de fichier courante</text:span><text:change text:change-id="ct488331488"/></text:p>
      <text:p text:style-name="Code_20_snippet"><text:s text:c="12"/><text:span text:style-name="keyword0_5f_python">try</text:span>: </text:p>
      <text:p text:style-name="Code_20_snippet"><text:s text:c="16"/><text:span text:style-name="keyword2_5f_python">os</text:span>.<text:span text:style-name="member0_5f_python">rename</text:span><text:span text:style-name="symbol0_5f_python">(</text:span>fichier, nouveau_nom<text:span text:style-name="symbol0_5f_python">)</text:span> </text:p>
      <text:p text:style-name="Code_20_snippet"><text:s text:c="12"/><text:span text:style-name="keyword0_5f_python">except</text:span> <text:span text:style-name="symbol0_5f_python">(</text:span><text:span text:style-name="keyword1_5f_python">IOError</text:span>, <text:span text:style-name="keyword1_5f_python">OSError</text:span><text:span text:style-name="symbol0_5f_python">)</text:span>: </text:p>
      <text:p text:style-name="Code_20_snippet"><text:s text:c="16"/><text:span text:style-name="keyword1_5f_python">self</text:span>.<text:span text:style-name="member0_5f_python">erreurs</text:span>.<text:span text:style-name="member0_5f_python">append</text:span><text:span text:style-name="symbol0_5f_python">((</text:span>fichier, </text:p>
      <text:p text:style-name="Code_20_snippet"><text:soft-page-break/><text:s text:c="29"/><text:span text:style-name="string_5f_python">'Impossible de renommer le fichier'</text:span><text:span text:style-name="symbol0_5f_python">))</text:span> </text:p>
      <text:p text:style-name="Code_20_snippet"><text:s text:c="4"/></text:p>
      <text:p text:style-name="Code_20_snippet"><text:s text:c="4"/><text:span text:style-name="comment0_5f_python"># on peut demander à une méthode de se présenter comme un </text:span></text:p>
      <text:p text:style-name="Code_20_snippet"><text:s text:c="4"/><text:span text:style-name="comment0_5f_python"># attribut <text:s/></text:span><text:span text:style-name="comment0_5f_python">avec @property </text:span></text:p>
      <text:p text:style-name="Code_20_snippet"><text:s text:c="4"/>@<text:span text:style-name="keyword1_5f_python">property</text:span> </text:p>
      <text:p text:style-name="Code_20_snippet"><text:s text:c="4"/><text:span text:style-name="keyword0_5f_python">def</text:span> fichiers<text:span text:style-name="symbol0_5f_python">(</text:span><text:span text:style-name="keyword1_5f_python">self</text:span><text:span text:style-name="symbol0_5f_python">)</text:span>: </text:p>
      <text:p text:style-name="Code_20_snippet"><text:s text:c="8"/><text:span text:style-name="string_5f_python">""" </text:span></text:p>
      <text:p text:style-name="Code_20_snippet"><text:span text:style-name="string_5f_python"><text:s text:c="12"/>Retourne la liste des fichiers du dossier, filtrée </text:span></text:p>
      <text:p text:style-name="Code_20_snippet"><text:span text:style-name="string_5f_python"><text:s text:c="12"/>par extension. </text:span></text:p>
      <text:p text:style-name="Code_20_snippet"><text:span text:style-name="string_5f_python"><text:s text:c="8"/>"""</text:span> </text:p>
      <text:p text:style-name="Code_20_snippet"><text:s text:c="8"/><text:span text:style-name="comment0_5f_python"># On peut itérer et filtrer en une ligne avec une syntaxe </text:span></text:p>
      <text:p text:style-name="Code_20_snippet"><text:s text:c="8"/><text:span text:style-name="comment0_5f_python"># spéciale appelée 'liste en intention'</text:span><text:change text:change-id="ct494305840"/><text:span text:style-name="comment0_5f_python">.</text:span></text:p>
      <text:p text:style-name="Code_20_snippet"><text:s text:c="8"/><text:span text:style-name="comment0_5f_python"># Ici on liste le contenu du dossier avec glob(), puis on </text:span></text:p>
      <text:p text:style-name="Code_20_snippet"><text:s text:c="8"/><text:span text:style-name="comment0_5f_python"># filtre tout ce qui n'est pas un fichier </text:span></text:p>
      <text:p text:style-name="Code_20_snippet"><text:s text:c="8"/><text:span text:style-name="comment0_5f_python"># motif pour glob() de type /chemin/dossier/*</text:span><text:line-break/> <text:s text:c="7"/>contenu = <text:span text:style-name="keyword2_5f_python">os</text:span>.<text:span text:style-name="member0_5f_python">path</text:span>.<text:span text:style-name="member0_5f_python">join</text:span><text:span text:style-name="symbol0_5f_python">(</text:span><text:span text:style-name="keyword1_5f_python">self</text:span>.<text:span text:style-name="member0_5f_python">dossier</text:span>, <text:span text:style-name="string_5f_python">'*'</text:span><text:span text:style-name="symbol0_5f_python">)</text:span> </text:p>
      <text:p text:style-name="Code_20_snippet"><text:s text:c="8"/>fichiers = <text:span text:style-name="keyword2_5f_python">glob</text:span>.<text:span text:style-name="member0_5f_python">glob</text:span><text:span text:style-name="symbol0_5f_python">(</text:span>contenu<text:span text:style-name="symbol0_5f_python">)</text:span></text:p>
      <text:p text:style-name="Code_20_snippet"><text:s text:c="8"/>fichiers = <text:span text:style-name="symbol0_5f_python">(</text:span>f <text:span text:style-name="keyword0_5f_python">for</text:span> f <text:span text:style-name="keyword0_5f_python">in</text:span> fichiers <text:span text:style-name="keyword0_5f_python">if</text:span> <text:span text:style-name="keyword2_5f_python">os</text:span>.<text:span text:style-name="member0_5f_python">path</text:span>.<text:span text:style-name="member0_5f_python">isfile</text:span><text:span text:style-name="symbol0_5f_python">(</text:span>f<text:span text:style-name="symbol0_5f_python">))</text:span> </text:p>
      <text:p text:style-name="Code_20_snippet"><text:s text:c="8"/></text:p>
      <text:p text:style-name="Code_20_snippet"><text:s text:c="8"/><text:span text:style-name="comment0_5f_python"># si des extensions </text:span><text:change text:change-id="ct512563200"/><text:change-start text:change-id="ct534990400"/><text:span text:style-name="comment0_5f_python">sont</text:span><text:change-end text:change-id="ct534990400"/><text:span text:style-name="comment0_5f_python"> fournies, on filtre par extension </text:span></text:p>
      <text:p text:style-name="Code_20_snippet"><text:s text:c="8"/><text:span text:style-name="keyword0_5f_python">if</text:span> <text:span text:style-name="keyword1_5f_python">self</text:span>.<text:span text:style-name="member0_5f_python">extensions</text:span>: </text:p>
      <text:p text:style-name="Code_20_snippet"><text:s text:c="12"/>fichiers_filtres = <text:span text:style-name="symbol0_5f_python">[]</text:span> </text:p>
      <text:p text:style-name="Code_20_snippet"><text:s text:c="12"/><text:span text:style-name="keyword0_5f_python">for</text:span> fichier <text:span text:style-name="keyword0_5f_python">in</text:span> fichiers: </text:p>
      <text:p text:style-name="Code_20_snippet"><text:s text:c="16"/>f = fichier.<text:span text:style-name="member0_5f_python">lower</text:span><text:span text:style-name="symbol0_5f_python">()</text:span> </text:p>
      <text:p text:style-name="Code_20_snippet"><text:s text:c="16"/><text:span text:style-name="comment0_5f_python"># endswith() </text:span><text:change-start text:change-id="ct512677760"/><text:span text:style-name="comment0_5f_python">vérifie</text:span><text:change-end text:change-id="ct512677760"/><text:change text:change-id="ct534889536"/><text:span text:style-name="comment0_5f_python"> si une </text:span><text:change-start text:change-id="ct512608320"/><text:span text:style-name="comment0_5f_python">chaîne</text:span><text:change-end text:change-id="ct512608320"/><text:change text:change-id="ct512654448"/><text:span text:style-name="comment0_5f_python"> se termine par <text:line-break/> <text:s text:c="15"/># une autre </text:span></text:p>
      <text:p text:style-name="Code_20_snippet"><text:span text:style-name="comment0_5f_python"><text:s text:c="16"/>valides = </text:span><text:span text:style-name="symbol0_5f_python">(</text:span><text:span text:style-name="comment0_5f_python">f.</text:span><text:span text:style-name="member0_5f_python">endswith</text:span><text:span text:style-name="symbol0_5f_python">(</text:span><text:span text:style-name="comment0_5f_python">e</text:span><text:span text:style-name="symbol0_5f_python">)</text:span><text:span text:style-name="comment0_5f_python"> </text:span><text:span text:style-name="keyword0_5f_python">for</text:span><text:span text:style-name="comment0_5f_python"> e </text:span><text:span text:style-name="keyword0_5f_python">in</text:span><text:span text:style-name="comment0_5f_python"> </text:span><text:span text:style-name="keyword1_5f_python">self</text:span><text:span text:style-name="comment0_5f_python">.</text:span><text:span text:style-name="member0_5f_python">extensions</text:span><text:span text:style-name="symbol0_5f_python">)</text:span></text:p>
      <text:p text:style-name="Code_20_snippet"><text:span text:style-name="symbol0_5f_python"><text:s text:c="16"/></text:span><text:span text:style-name="comment0_5f_python"># any() verify qu'il y a une valeur "vraie" <text:line-break/> <text:s text:c="15"/># dans une séquence </text:span></text:p>
      <text:p text:style-name="Code_20_snippet"><text:s text:c="16"/><text:span text:style-name="keyword0_5f_python">if</text:span> any<text:span text:style-name="symbol0_5f_python">(</text:span><text:span text:style-name="comment0_5f_python">valides</text:span><text:span text:style-name="symbol0_5f_python">)</text:span>: </text:p>
      <text:p text:style-name="Code_20_snippet"><text:s text:c="20"/>fichiers_filtres.<text:span text:style-name="member0_5f_python">append</text:span><text:span text:style-name="symbol0_5f_python">(</text:span>fichier<text:span text:style-name="symbol0_5f_python">)</text:span> </text:p>
      <text:p text:style-name="Code_20_snippet"><text:s text:c="12"/>fichiers = fichiers_filtres </text:p>
      <text:p text:style-name="Code_20_snippet"/>
      <text:p text:style-name="Code_20_snippet"><text:s text:c="8"/><text:span text:style-name="keyword0_5f_python">return</text:span> fichiers </text:p>
      <text:p text:style-name="Code_20_snippet"><text:s text:c="9"/></text:p>
      <text:p text:style-name="Code_20_snippet"/>
      <text:p text:style-name="Code_20_snippet"><text:span text:style-name="keyword0_5f_python">if</text:span> __name__ == <text:span text:style-name="string_5f_python">'__main__'</text:span>: </text:p>
      <text:p text:style-name="Code_20_snippet"><text:s text:c="4"/></text:p>
      <text:p text:style-name="Code_20_snippet"><text:s text:c="4"/><text:span text:style-name="comment0_5f_python"># Python vient avec le module 'argparse' qui permet de faire </text:span></text:p>
      <text:p text:style-name="Code_20_snippet"><text:s text:c="4"/><text:span text:style-name="comment0_5f_python"># des analyses d'arguments complexes: on définit <text:line-break/> <text:s text:c="3"/># les arguments attendus </text:span></text:p>
      <text:p text:style-name="Code_20_snippet"><text:s text:c="4"/><text:span text:style-name="comment0_5f_python"># et il retourne un conteneur avec leurs valeurs </text:span></text:p>
      <text:p text:style-name="Code_20_snippet"/>
      <text:p text:style-name="Code_20_snippet"><text:s text:c="4"/><text:span text:style-name="comment0_5f_python"># __doc__ donne accès à la docstring du module </text:span></text:p>
      <text:p text:style-name="Code_20_snippet"><text:s text:c="4"/><text:span text:style-name="keyword2_5f_python">parser</text:span> = argparse.<text:span text:style-name="member0_5f_python">ArgumentParser</text:span><text:span text:style-name="symbol0_5f_python">(</text:span>description=__doc__<text:span text:style-name="symbol0_5f_python">)</text:span> </text:p>
      <text:p text:style-name="Code_20_snippet"><text:s text:c="4"/><text:span text:style-name="keyword2_5f_python">parser</text:span>.<text:span text:style-name="member0_5f_python">add_argument</text:span><text:span text:style-name="symbol0_5f_python">(</text:span><text:span text:style-name="string_5f_python">'dossier'</text:span>, </text:p>
      <text:p text:style-name="Code_20_snippet"><text:s text:c="18"/><text:span text:style-name="keyword1_5f_python">help</text:span>=<text:span text:style-name="string_5f_python">"Le chemin du dossier qu'il faut traiter"</text:span><text:span text:style-name="symbol0_5f_python">)</text:span> </text:p>
      <text:p text:style-name="Code_20_snippet"><text:s text:c="4"/><text:span text:style-name="keyword2_5f_python">parser</text:span>.<text:span text:style-name="member0_5f_python">add_argument</text:span><text:span text:style-name="symbol0_5f_python">(</text:span><text:span text:style-name="string_5f_python">'-e'</text:span>, dest=<text:span text:style-name="string_5f_python">'extensions'</text:span>, default=<text:span text:style-name="string_5f_python">''</text:span>, </text:p>
      <text:p text:style-name="Code_20_snippet"><text:s text:c="9"/><text:span text:style-name="keyword1_5f_python">help</text:span>=<text:span text:style-name="string_5f_python">"Une liste d'extensions pour filtrer les fichiers"</text:span><text:span text:style-name="symbol0_5f_python">)</text:span> </text:p>
      <text:p text:style-name="Code_20_snippet"><text:s text:c="4"/>args = <text:span text:style-name="keyword2_5f_python">parser</text:span>.<text:span text:style-name="member0_5f_python">parse_args</text:span><text:span text:style-name="symbol0_5f_python">()</text:span> </text:p>
      <text:p text:style-name="Code_20_snippet"/>
      <text:p text:style-name="Code_20_snippet"><text:s text:c="5"/><text:span text:style-name="comment0_5f_python"># on transforme les extensions en liste </text:span></text:p>
      <text:p text:style-name="Code_20_snippet"><text:s text:c="4"/>extensions = args.<text:span text:style-name="member0_5f_python">extensions</text:span>.<text:span text:style-name="member0_5f_python">split</text:span><text:span text:style-name="symbol0_5f_python">(</text:span><text:span text:style-name="string_5f_python">','</text:span><text:span text:style-name="symbol0_5f_python">)</text:span> </text:p>
      <text:p text:style-name="Code_20_snippet"/>
      <text:p text:style-name="Code_20_snippet"><text:s text:c="4"/><text:span text:style-name="comment0_5f_python"># on instancie ChangeurDeCasse avec les paramètres du script </text:span></text:p>
      <text:p text:style-name="Code_20_snippet"><text:soft-page-break/><text:s text:c="4"/>changeur = ChangeurDeCasse<text:span text:style-name="symbol0_5f_python">(</text:span>args.<text:span text:style-name="member0_5f_python">dossier</text:span>, extensions<text:span text:style-name="symbol0_5f_python">)</text:span> </text:p>
      <text:p text:style-name="Code_20_snippet"/>
      <text:p text:style-name="Code_20_snippet"><text:s text:c="4"/><text:span text:style-name="comment0_5f_python"># 'fichier' à l'air d'être un attribut, mais c'est une méthode </text:span></text:p>
      <text:p text:style-name="Code_20_snippet"><text:s text:c="4"/><text:span text:style-name="comment0_5f_python"># décorée avec @property </text:span></text:p>
      <text:p text:style-name="Code_20_snippet"><text:s text:c="4"/>fichiers = changeur.<text:span text:style-name="member0_5f_python">fichiers</text:span> </text:p>
      <text:p text:style-name="Code_20_snippet"/>
      <text:p text:style-name="Code_20_snippet"><text:s text:c="4"/><text:span text:style-name="keyword0_5f_python">print</text:span> <text:span text:style-name="string_5f_python">"Fichiers à modifier :"</text:span> </text:p>
      <text:p text:style-name="Code_20_snippet"><text:s text:c="4"/><text:span text:style-name="keyword0_5f_python">if</text:span> fichiers: </text:p>
      <text:p text:style-name="Code_20_snippet"><text:s text:c="8"/><text:span text:style-name="keyword0_5f_python">for</text:span> fichier <text:span text:style-name="keyword0_5f_python">in</text:span> fichiers: </text:p>
      <text:p text:style-name="Code_20_snippet"><text:s text:c="12"/><text:span text:style-name="keyword0_5f_python">print</text:span> <text:span text:style-name="string_5f_python">'</text:span><text:span text:style-name="escaped_5f_python">\t</text:span><text:span text:style-name="string_5f_python"> - %s'</text:span> <text:span text:style-name="symbol0_5f_python">%</text:span> fichier </text:p>
      <text:p text:style-name="Code_20_snippet"><text:s text:c="4"/><text:span text:style-name="keyword0_5f_python">else</text:span>: </text:p>
      <text:p text:style-name="Code_20_snippet"><text:s text:c="8"/><text:span text:style-name="keyword0_5f_python">print</text:span> <text:span text:style-name="string_5f_python">'Aucun'</text:span> </text:p>
      <text:p text:style-name="Code_20_snippet"><text:s text:c="4"/></text:p>
      <text:p text:style-name="Code_20_snippet"><text:s text:c="4"/><text:span text:style-name="keyword0_5f_python">print</text:span> <text:span text:style-name="string_5f_python">'Ces %s fichiers vont être renommés'</text:span> <text:span text:style-name="symbol0_5f_python">%</text:span> <text:span text:style-name="keyword1_5f_python">len</text:span><text:span text:style-name="symbol0_5f_python">(</text:span>fichiers<text:span text:style-name="symbol0_5f_python">)</text:span> </text:p>
      <text:p text:style-name="Code_20_snippet"/>
      <text:p text:style-name="Code_20_snippet"><text:s text:c="4"/>confirmation = <text:span text:style-name="string_5f_python">"Voulez-vous continuer ? (o/N)"</text:span> </text:p>
      <text:p text:style-name="Code_20_snippet"><text:s text:c="4"/>reponse = <text:span text:style-name="keyword1_5f_python">raw_input</text:span><text:span text:style-name="symbol0_5f_python">(</text:span>confirmation<text:span text:style-name="symbol0_5f_python">)</text:span>.<text:span text:style-name="member0_5f_python">lower</text:span><text:span text:style-name="symbol0_5f_python">()</text:span> </text:p>
      <text:p text:style-name="Code_20_snippet"/>
      <text:p text:style-name="Code_20_snippet"><text:s text:c="4"/><text:span text:style-name="keyword0_5f_python">if</text:span> reponse <text:span text:style-name="keyword0_5f_python">in</text:span> <text:span text:style-name="symbol0_5f_python">(</text:span><text:span text:style-name="string_5f_python">'y'</text:span>, <text:span text:style-name="string_5f_python">'o'</text:span>, <text:span text:style-name="string_5f_python">'yes'</text:span>, <text:span text:style-name="string_5f_python">'oui'</text:span><text:span text:style-name="symbol0_5f_python">)</text:span>: </text:p>
      <text:p text:style-name="Code_20_snippet"><text:s text:c="8"/>changeur.<text:span text:style-name="member0_5f_python">renommer</text:span><text:span text:style-name="symbol0_5f_python">()</text:span> </text:p>
      <text:p text:style-name="Code_20_snippet"><text:s text:c="8"/><text:span text:style-name="keyword0_5f_python">print</text:span> <text:span text:style-name="string_5f_python">'Les fichiers </text:span><text:change text:change-id="ct494810720"/><text:change-start text:change-id="ct512622960"/><text:span text:style-name="string_5f_python">ont</text:span><text:change-end text:change-id="ct512622960"/><text:span text:style-name="string_5f_python"> été renommés'</text:span> <text:change-start text:change-id="ct488567952"/></text:p>
      <text:p text:style-name="Code_20_snippet"/>
      <text:p text:style-name="Text_20_body"><office:annotation><dc:creator>D B</dc:creator><dc:date>2011-10-11T11:11:46</dc:date><text:p text:style-name="P2"><text:span text:style-name="T3">une conclusion du paragraphe serait bienvenue, ne serait-ce que pour enchaîner sur le suivant</text:span></text:p></office:annotation><text:change-end text:change-id="ct4885679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" svg:font-family="Times"/>
    <style:font-face style:name="Lucida Grande" svg:font-family="'Lucida Grande'" style:font-family-generic="swiss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1cm"/>
    </style:style>
    <style:style style:name="List" style:family="paragraph" style:parent-style-name="Text_20_body" style:class="list">
      <style:text-properties style:font-name="Times" fo:font-size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1"/>
    </style:style>
    <style:style style:name="Code_20_snippet" style:display-name="Code snippet" style:family="paragraph" style:parent-style-name="Text_20_body">
      <style:paragraph-properties fo:margin-left="0cm" fo:margin-right="0cm" fo:margin-top="0.101cm" fo:margin-bottom="0.011cm" fo:text-align="start" style:justify-single-word="false" fo:text-indent="0cm" style:auto-text-indent="false" style:shadow="none"/>
      <style:text-properties style:font-name="Courier New" fo:font-size="9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2cm" fo:margin-top="4.001cm" fo:margin-bottom="4.001cm" fo:text-align="end" style:justify-single-word="false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Prérequis_20_et_20_objectifs" style:display-name="Prérequis et objectifs" style:family="paragraph" style:parent-style-name="Salutation" style:class="text" style:master-page-name="">
      <style:paragraph-properties fo:margin-left="0.499cm" fo:margin-right="0cm" fo:keep-together="always" fo:text-indent="0cm" style:auto-text-indent="false" style:page-number="auto" fo:padding="0.25cm" fo:border="0.002cm solid #000000" style:shadow="none" style:join-border="tru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cm" fo:margin-bottom="1cm" fo:orphans="0" fo:widows="0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keyword0_5f_python" style:display-name="keyword0_python" style:family="text">
      <style:text-properties fo:color="#ff7700" fo:font-style="normal" fo:font-weight="bold"/>
    </style:style>
    <style:style style:name="string_5f_python" style:display-name="string_python" style:family="text">
      <style:text-properties fo:color="#483d8b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escaped_5f_python" style:display-name="escaped_python" style:family="text">
      <style:text-properties fo:color="#000099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keyword3_5f_python" style:display-name="keyword3_python" style:family="text">
      <style:text-properties fo:color="#0000cd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 B</meta:initial-creator>
    <meta:creation-date>2011-10-11T10:46:06</meta:creation-date>
    <dc:date>2011-10-11T11:12:14</dc:date>
    <dc:creator>D B</dc:creator>
    <meta:editing-duration>PT10M42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8" meta:paragraph-count="297" meta:word-count="1961" meta:character-count="13707"/>
  </office:meta>
</office:document-meta>
</file>